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margin-top="0in" fo:margin-bottom="0.1965in" style:contextual-spacing="false" fo:line-height="150%" fo:text-align="start" style:justify-single-word="false" fo:orphans="1" fo:text-indent="0in" style:auto-text-indent="false"/>
    </style:style>
    <style:style style:name="P2" style:family="paragraph" style:parent-style-name="Preformatted_20_Text">
      <style:paragraph-properties fo:margin-left="0in" fo:margin-right="0in" fo:line-height="150%" fo:text-align="start" style:justify-single-word="false" fo:orphans="1" fo:text-indent="0in" style:auto-text-indent="false"/>
    </style:style>
    <style:style style:name="P3" style:family="paragraph" style:parent-style-name="Preformatted_20_Text">
      <style:paragraph-properties fo:margin-top="0in" fo:margin-bottom="0.1965in" style:contextual-spacing="false" fo:line-height="150%" fo:text-align="start" style:justify-single-word="false" fo:orphans="1"/>
    </style:style>
    <style:style style:name="P4" style:family="paragraph" style:parent-style-name="Preformatted_20_Text">
      <style:paragraph-properties fo:line-height="150%" fo:text-align="start" style:justify-single-word="false" fo:orphans="1"/>
    </style:style>
    <style:style style:name="P5" style:family="paragraph" style:parent-style-name="Preformatted_20_Text">
      <style:paragraph-properties fo:orphans="1"/>
    </style:style>
    <style:style style:name="P6" style:family="paragraph" style:parent-style-name="Text_20_body">
      <style:paragraph-properties fo:margin-top="0in" fo:margin-bottom="0in" style:contextual-spacing="false"/>
    </style:style>
    <style:style style:name="P7" style:family="paragraph" style:parent-style-name="Text_20_body">
      <style:paragraph-properties fo:orphans="1"/>
    </style:style>
    <style:style style:name="P8" style:family="paragraph" style:parent-style-name="Text_20_body" style:list-style-name="L1">
      <style:paragraph-properties fo:orphans="1"/>
    </style:style>
    <style:style style:name="P9" style:family="paragraph" style:parent-style-name="Text_20_body" style:list-style-name="L2">
      <style:paragraph-properties fo:margin-top="0in" fo:margin-bottom="0in" style:contextual-spacing="false" fo:orphans="1"/>
    </style:style>
    <style:style style:name="P10" style:family="paragraph" style:parent-style-name="Text_20_body" style:list-style-name="L2">
      <style:paragraph-properties fo:orphans="1"/>
    </style:style>
    <style:style style:name="P11" style:family="paragraph" style:parent-style-name="Text_20_body" style:list-style-name="L3">
      <style:paragraph-properties fo:orphans="1"/>
    </style:style>
    <style:style style:name="P12" style:family="paragraph" style:parent-style-name="Text_20_body" style:list-style-name="L4">
      <style:paragraph-properties fo:margin-top="0in" fo:margin-bottom="0in" style:contextual-spacing="false" fo:orphans="1"/>
    </style:style>
    <style:style style:name="P13" style:family="paragraph" style:parent-style-name="Text_20_body" style:list-style-name="L4">
      <style:paragraph-properties fo:orphans="1"/>
    </style:style>
    <style:style style:name="P14" style:family="paragraph" style:parent-style-name="Text_20_body" style:list-style-name="L5">
      <style:paragraph-properties fo:margin-top="0in" fo:margin-bottom="0in" style:contextual-spacing="false" fo:orphans="1"/>
    </style:style>
    <style:style style:name="P15" style:family="paragraph" style:parent-style-name="Text_20_body" style:list-style-name="L5">
      <style:paragraph-properties fo:orphans="1"/>
    </style:style>
    <style:style style:name="P16" style:family="paragraph" style:parent-style-name="Text_20_body" style:list-style-name="L6">
      <style:paragraph-properties fo:margin-top="0in" fo:margin-bottom="0in" style:contextual-spacing="false" fo:orphans="1"/>
    </style:style>
    <style:style style:name="P17" style:family="paragraph" style:parent-style-name="Text_20_body" style:list-style-name="L6">
      <style:paragraph-properties fo:orphans="1"/>
    </style:style>
    <style:style style:name="P18" style:family="paragraph" style:parent-style-name="Text_20_body" style:list-style-name="L7">
      <style:paragraph-properties fo:margin-top="0in" fo:margin-bottom="0in" style:contextual-spacing="false" fo:orphans="1"/>
    </style:style>
    <style:style style:name="P19" style:family="paragraph" style:parent-style-name="Text_20_body" style:list-style-name="L7">
      <style:paragraph-properties fo:orphans="1"/>
    </style:style>
    <style:style style:name="P20" style:family="paragraph" style:parent-style-name="Text_20_body" style:list-style-name="L8">
      <style:paragraph-properties fo:margin-top="0in" fo:margin-bottom="0in" style:contextual-spacing="false" fo:orphans="1"/>
    </style:style>
    <style:style style:name="P21" style:family="paragraph" style:parent-style-name="Text_20_body" style:list-style-name="L8">
      <style:paragraph-properties fo:orphans="1"/>
    </style:style>
    <style:style style:name="P22" style:family="paragraph" style:parent-style-name="Text_20_body" style:list-style-name="L9"/>
    <style:style style:name="P23" style:family="paragraph" style:parent-style-name="Text_20_body" style:list-style-name="L9">
      <style:paragraph-properties fo:margin-top="0in" fo:margin-bottom="0in" style:contextual-spacing="false"/>
    </style:style>
    <style:style style:name="P24" style:family="paragraph" style:parent-style-name="Text_20_body" style:list-style-name="L10"/>
    <style:style style:name="P25" style:family="paragraph" style:parent-style-name="Text_20_body" style:list-style-name="L10">
      <style:paragraph-properties fo:margin-top="0in" fo:margin-bottom="0in" style:contextual-spacing="false"/>
    </style:style>
    <style:style style:name="T1" style:family="text">
      <style:text-properties fo:color="#abb2bf" loext:opacity="100%" style:font-name="Fira Code" fo:background-color="#282c34" loext:char-shading-value="0" loext:padding="0in" loext:border="non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how are bounding boxes and segmentations stored in yolo format label files?</text:p>
      <text:p text:style-name="P7">Edit</text:p>
      <text:p text:style-name="P7">YOLO (You Only Look Once) is a popular object detection algorithm that uses a specific format for storing bounding box and segmentation information in label files. Let me explain how both bounding boxes and segmentations are stored in YOLO format:</text:p>
      <text:list xml:id="list2156265527" text:style-name="L1">
        <text:list-item>
          <text:p text:style-name="P8">Bounding Boxes: </text:p>
        </text:list-item>
      </text:list>
      <text:p text:style-name="P7">For bounding boxes, YOLO uses a simple text file format. Each line in the file represents one object and contains the following information:</text:p>
      <text:p text:style-name="P5">Copy</text:p>
      <text:p text:style-name="P1"><text:span text:style-name="Source_20_Text"><text:span text:style-name="T1">&lt;class&gt; &lt;x_center&gt; &lt;y_center&gt; &lt;width&gt; &lt;height&gt;</text:span></text:span></text:p>
      <text:p text:style-name="P7">Where:</text:p>
      <text:list xml:id="list4151510580" text:style-name="L2">
        <text:list-item>
          <text:p text:style-name="P9">&lt;class&gt;: An integer representing the class ID (starting from 0) </text:p>
        </text:list-item>
        <text:list-item>
          <text:p text:style-name="P9">&lt;x_center&gt;, &lt;y_center&gt;: The center coordinates of the bounding box, normalized to [0, 1] </text:p>
        </text:list-item>
        <text:list-item>
          <text:p text:style-name="P10">&lt;width&gt;, &lt;height&gt;: The width and height of the bounding box, normalized to [0, 1] </text:p>
        </text:list-item>
      </text:list>
      <text:p text:style-name="P7">For example, a label file might look like this:</text:p>
      <text:p text:style-name="P5">Copy</text:p>
      <text:p text:style-name="P2"><text:span text:style-name="Source_20_Text"><text:span text:style-name="T1">0 0.5 0.5 0.2 0.3</text:span></text:span></text:p>
      <text:p text:style-name="P3"><text:span text:style-name="Source_20_Text"><text:span text:style-name="T1">1 0.7 0.8 0.1 0.1</text:span></text:span></text:p>
      <text:list xml:id="list2998154786" text:style-name="L3">
        <text:list-item>
          <text:p text:style-name="P11">Segmentations: </text:p>
        </text:list-item>
      </text:list>
      <text:p text:style-name="P7">For segmentation masks, YOLO extends the bounding box format. Each line represents one object and contains:</text:p>
      <text:p text:style-name="P5">Copy</text:p>
      <text:p text:style-name="P1"><text:span text:style-name="Source_20_Text"><text:span text:style-name="T1">&lt;class&gt; &lt;x1&gt; &lt;y1&gt; &lt;x2&gt; &lt;y2&gt; ... &lt;xn&gt; &lt;yn&gt;</text:span></text:span></text:p>
      <text:p text:style-name="P7">Where:</text:p>
      <text:list xml:id="list406203684" text:style-name="L4">
        <text:list-item>
          <text:p text:style-name="P12">&lt;class&gt;: An integer representing the class ID (starting from 0) </text:p>
        </text:list-item>
        <text:list-item>
          <text:p text:style-name="P13">&lt;x1&gt; &lt;y1&gt; &lt;x2&gt; &lt;y2&gt; ... &lt;xn&gt; &lt;yn&gt;: Pairs of x and y coordinates defining the polygon of the segmentation mask, normalized to [0, 1] </text:p>
        </text:list-item>
      </text:list>
      <text:p text:style-name="P7">For example, a segmentation label might look like:</text:p>
      <text:p text:style-name="P5">Copy</text:p>
      <text:p text:style-name="P2"><text:span text:style-name="Source_20_Text"><text:span text:style-name="T1">0 0.1 0.1 0.2 0.2 0.3 0.1 0.2 0.0</text:span></text:span></text:p>
      <text:p text:style-name="P3"><text:span text:style-name="Source_20_Text"><text:span text:style-name="T1">1 0.5 0.5 0.6 0.6 0.7 0.5 0.6 0.4</text:span></text:span></text:p>
      <text:p text:style-name="P7">Key points to remember:</text:p>
      <text:list xml:id="list2206085953" text:style-name="L5">
        <text:list-item>
          <text:p text:style-name="P14">All coordinates are normalized to [0, 1] relative to the image size. </text:p>
        </text:list-item>
        <text:list-item>
          <text:p text:style-name="P14">For bounding boxes, you need 5 values per object (class + 4 box coordinates). </text:p>
        </text:list-item>
        <text:list-item>
          <text:p text:style-name="P14">For segmentations, you need at least 9 values per object (class + at least 4 pairs of coordinates). </text:p>
        </text:list-item>
        <text:list-item>
          <text:p text:style-name="P15"><text:soft-page-break/>The number of coordinate pairs for segmentation can vary depending on the complexity of the object's shape. </text:p>
        </text:list-item>
      </text:list>
      <text:p text:style-name="P7">Would you like me to elaborate on any part of this explanation or provide an example of how to work with these formats in code?</text:p>
      <text:p text:style-name="P7">CopyRetry</text:p>
      <text:p text:style-name="P7">Claude does not have the ability to run the code it generates yet.</text:p>
      <text:p text:style-name="P7">B</text:p>
      <text:p text:style-name="P7">can boxes and segmentations be stored in the same file?</text:p>
      <text:p text:style-name="P7">Edit</text:p>
      <text:p text:style-name="P7">Yes, bounding boxes and segmentations can be stored in the same YOLO format label file. This is actually quite common in datasets that include both types of annotations. Here's how it works:</text:p>
      <text:list xml:id="list3090241524" text:style-name="L6">
        <text:list-item>
          <text:p text:style-name="P16">File structure: The file remains a plain text file, typically with a .txt extension. </text:p>
        </text:list-item>
        <text:list-item>
          <text:p text:style-name="P16">Line format: Each line in the file represents a single object, but the format of the line determines whether it's a bounding box or a segmentation. </text:p>
        </text:list-item>
        <text:list-item>
          <text:p text:style-name="P16">Distinguishing between types: </text:p>
          <text:list>
            <text:list-item>
              <text:p text:style-name="P16">Bounding box lines will have exactly 5 values </text:p>
            </text:list-item>
            <text:list-item>
              <text:p text:style-name="P17">Segmentation lines will have 9 or more values (class ID + at least 4 coordinate pairs) </text:p>
            </text:list-item>
          </text:list>
        </text:list-item>
      </text:list>
      <text:p text:style-name="P7">Here's an example of how a YOLO label file might look with both bounding boxes and segmentations:</text:p>
      <text:p text:style-name="P5">Copy</text:p>
      <text:p text:style-name="P2"><text:span text:style-name="Source_20_Text"><text:span text:style-name="T1">0 0.5 0.5 0.2 0.3</text:span></text:span></text:p>
      <text:p text:style-name="P4"><text:span text:style-name="Source_20_Text"><text:span text:style-name="T1">1 0.7 0.8 0.1 0.1</text:span></text:span></text:p>
      <text:p text:style-name="P4"><text:span text:style-name="Source_20_Text"><text:span text:style-name="T1">2 0.3 0.4 0.35 0.45 0.4 0.5 0.35 0.55 0.25 0.5</text:span></text:span></text:p>
      <text:p text:style-name="P3"><text:span text:style-name="Source_20_Text"><text:span text:style-name="T1">3 0.6 0.6 0.65 0.65 0.7 0.6 0.65 0.55</text:span></text:span></text:p>
      <text:p text:style-name="P7">In this example:</text:p>
      <text:list xml:id="list1227535157" text:style-name="L7">
        <text:list-item>
          <text:p text:style-name="P18">The first two lines are bounding boxes (5 values each) </text:p>
        </text:list-item>
        <text:list-item>
          <text:p text:style-name="P19">The last two lines are segmentations (11 and 9 values respectively) </text:p>
        </text:list-item>
      </text:list>
      <text:p text:style-name="P7">When parsing these files, you can differentiate between bounding boxes and segmentations by counting the number of values on each line:</text:p>
      <text:list xml:id="list1974813937" text:style-name="L8">
        <text:list-item>
          <text:p text:style-name="P20">If there are 5 values, it's a bounding box </text:p>
        </text:list-item>
        <text:list-item>
          <text:p text:style-name="P21">If there are more than 5 values, it's a segmentation </text:p>
        </text:list-item>
      </text:list>
      <text:p text:style-name="P7">This approach allows for flexibility in annotation, letting you mix both types of object representations in a single file. It's particularly useful for datasets where some objects are better represented by bounding boxes, while others benefit from more precise segmentation masks.</text:p>
      <text:p text:style-name="P7">Would you like me to provide an example of how to parse such a file in a programming language like Python?</text:p>
      <text:p text:style-name="P7">CopyRetry</text:p>
      <text:p text:style-name="P7"><text:soft-page-break/>Claude does not have the ability to run the code it generates yet.</text:p>
      <text:p text:style-name="Text_20_body">B</text:p>
      <text:p text:style-name="Text_20_body">yes, please!</text:p>
      <text:p text:style-name="Text_20_body">Edit</text:p>
      <text:p text:style-name="Text_20_body">Certainly! I'll create a Python script that can parse a YOLO format label file containing both bounding boxes and segmentations. This script will demonstrate how to read the file, distinguish between bounding boxes and segmentations, and store the data in appropriate data structures.</text:p>
      <text:p text:style-name="P6">YOLO Format Parser for Bounding Boxes and Segmentations</text:p>
      <text:p text:style-name="Text_20_body">Click to open code</text:p>
      <text:p text:style-name="Text_20_body">This script does the following:</text:p>
      <text:list xml:id="list3208451334" text:style-name="L9">
        <text:list-item>
          <text:p text:style-name="P23">The <text:span text:style-name="Source_20_Text">parse_yolo_file</text:span> function reads a YOLO format label file and separates bounding boxes and segmentations into two lists. </text:p>
        </text:list-item>
        <text:list-item>
          <text:p text:style-name="P23">For bounding boxes (lines with 5 values), it stores the class ID, center coordinates, width, and height in a dictionary. </text:p>
        </text:list-item>
        <text:list-item>
          <text:p text:style-name="P23">For segmentations (lines with more than 5 values), it stores the class ID and the points as a numpy array in a dictionary. </text:p>
        </text:list-item>
        <text:list-item>
          <text:p text:style-name="P22">The <text:span text:style-name="Source_20_Text">print_results</text:span> function demonstrates how to access and display the parsed data. </text:p>
        </text:list-item>
      </text:list>
      <text:p text:style-name="Text_20_body">To use this script:</text:p>
      <text:list xml:id="list4221554834" text:style-name="L10">
        <text:list-item>
          <text:p text:style-name="P25">Replace <text:span text:style-name="Source_20_Text">'path/to/your/yolo_labels.txt'</text:span> with the actual path to your YOLO label file. </text:p>
        </text:list-item>
        <text:list-item>
          <text:p text:style-name="P24">Run the script. It will print out a summary of the bounding boxes and segmentations found in the file. </text:p>
        </text:list-item>
      </text:list>
      <text:p text:style-name="Text_20_body">This parser can handle mixed files containing both bounding boxes and segmentations. It's also flexible enough to handle segmentations with varying numbers of points.</text:p>
      <text:p text:style-name="Text_20_body">You can easily modify this script to suit your specific needs, such as saving the parsed data to a different format, or integrating it with image processing libraries for visualization.</text:p>
      <text:p text:style-name="Text_20_body">Would you like me to explain any part of the code in more detail or show how to extend it for a specific use cas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7:05:16.721134250</meta:creation-date>
    <dc:date>2024-09-27T17:05:46.349497227</dc:date>
    <meta:editing-duration>PT30S</meta:editing-duration>
    <meta:editing-cycles>1</meta:editing-cycles>
    <meta:document-statistic meta:table-count="0" meta:image-count="0" meta:object-count="0" meta:page-count="3" meta:paragraph-count="76" meta:word-count="909" meta:character-count="5186" meta:non-whitespace-character-count="4353"/>
    <meta:generator>LibreOffice/7.3.7.2$Linux_X86_64 LibreOffice_project/30$Build-2</meta:generator>
  </office:meta>
</office:document-meta>
</file>